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P6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8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9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10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1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307227" officeooo:paragraph-rsid="00307227" style:font-name-asian="Times New Roman1" style:font-size-asian="13pt" style:font-weight-asian="normal" style:font-name-complex="Times New Roman1" style:font-size-complex="13pt" style:font-weight-complex="normal"/>
    </style:style>
    <style:style style:name="P1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e9092" officeooo:paragraph-rsid="002e9092" style:font-name-asian="Times New Roman1" style:font-size-asian="13pt" style:font-name-complex="Times New Roman1" style:font-size-complex="13pt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rsid="0034e2a9" officeooo:paragraph-rsid="0034e2a9" style:font-size-asian="13pt" style:font-weight-asian="bold" style:font-size-complex="13pt" style:font-weight-complex="bold"/>
    </style:style>
    <style:style style:name="P1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1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1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319163" officeooo:paragraph-rsid="00319163" style:font-size-asian="13pt" style:font-size-complex="13pt"/>
    </style:style>
    <style:style style:name="P1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2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307227" officeooo:paragraph-rsid="00307227" style:font-size-asian="13pt" style:font-weight-asian="normal" style:font-size-complex="13pt" style:font-weight-complex="normal"/>
    </style:style>
    <style:style style:name="P21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23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8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9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0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1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2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3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34" style:family="paragraph" style:parent-style-name="Contents_20_1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cc9b3" style:font-size-asian="13pt" style:font-size-complex="13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2e9092" style:font-size-asian="14pt" style:font-size-complex="14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0707c" officeooo:paragraph-rsid="0023746a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07227" officeooo:paragraph-rsid="00307227" style:font-name-asian="Times New Roman1" style:font-size-asian="14pt" style:font-name-complex="Times New Roman1" style:font-size-complex="14pt" style:font-weight-complex="bold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231844" style:font-size-asian="14pt" style:font-size-complex="14pt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officeooo:rsid="002cc9b3" officeooo:paragraph-rsid="002cc9b3" style:font-size-asian="13pt" style:font-size-complex="13pt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46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47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8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9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50" style:family="paragraph" style:parent-style-name="Heading_20_1">
      <style:text-properties officeooo:paragraph-rsid="001c0520"/>
    </style:style>
    <style:style style:name="P51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Heading_20_1">
      <style:text-properties officeooo:paragraph-rsid="0023746a"/>
    </style:style>
    <style:style style:name="P53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54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55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officeooo:paragraph-rsid="00231844" fo:hyphenate="false" fo:hyphenation-remain-char-count="2" fo:hyphenation-push-char-count="2"/>
    </style:style>
    <style:style style:name="P56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57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Times New Roman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style:font-name="Times New Roman" fo:font-size="14pt" fo:letter-spacing="normal" fo:font-style="normal" fo:font-weight="normal" style:font-size-asian="14pt" style:font-size-complex="14pt"/>
    </style:style>
    <style:style style:name="P5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60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P61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75pt" fo:letter-spacing="normal" fo:font-style="normal" fo:font-weight="normal"/>
    </style:style>
    <style:style style:name="P62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63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64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officeooo:paragraph-rsid="0034e2a9"/>
    </style:style>
    <style:style style:name="P65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66" style:family="paragraph" style:parent-style-name="LO-Normal" style:master-page-name="">
      <loext:graphic-properties draw:fill="none"/>
      <style:paragraph-properties fo:margin-left="5.2cm" fo:margin-right="4.399cm" fo:margin-top="0cm" fo:margin-bottom="0.076cm" loext:contextual-spacing="false" fo:line-height="191%" fo:text-align="center" style:justify-single-word="false" fo:orphans="2" fo:widows="2" fo:hyphenation-ladder-count="no-limit" fo:text-indent="-0.9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35e83a" style:font-size-asian="13pt" style:font-size-complex="13pt" fo:hyphenate="false" fo:hyphenation-remain-char-count="2" fo:hyphenation-push-char-count="2"/>
    </style:style>
    <style:style style:name="P67" style:family="paragraph" style:parent-style-name="LO-Normal">
      <loext:graphic-properties draw:fill="none"/>
      <style:paragraph-properties fo:margin-left="5.2cm" fo:margin-right="4.399cm" fo:margin-top="0cm" fo:margin-bottom="0.076cm" loext:contextual-spacing="false" fo:line-height="191%" fo:text-align="center" style:justify-single-word="false" fo:orphans="2" fo:widows="2" fo:hyphenation-ladder-count="no-limit" fo:text-indent="-0.9cm" style:auto-text-indent="false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35e83a" style:font-size-asian="13pt" style:font-size-complex="13pt" fo:hyphenate="false" fo:hyphenation-remain-char-count="2" fo:hyphenation-push-char-count="2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e83a" style:font-weight-asian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307227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officeooo:rsid="002cc9b3" style:font-size-asian="14pt" style:font-weight-asian="bold" style:font-size-complex="14pt" style:font-weight-complex="bold"/>
    </style:style>
    <style:style style:name="T12" style:family="text">
      <style:text-properties style:font-name="Times New Roman" fo:font-size="8.75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name-asian="Times New Roman1" style:font-name-complex="Times New Roman1"/>
    </style:style>
    <style:style style:name="T16" style:family="text">
      <style:text-properties fo:language="en" fo:country="US" officeooo:rsid="000c8430" style:font-name-asian="Times New Roman1" style:font-name-complex="Times New Roman1"/>
    </style:style>
    <style:style style:name="T17" style:family="text">
      <style:text-properties fo:language="en" fo:country="US" officeooo:rsid="002e9092" style:font-name-asian="Times New Roman1" style:font-name-complex="Times New Roman1"/>
    </style:style>
    <style:style style:name="T18" style:family="text">
      <style:text-properties fo:language="en" fo:country="US" fo:font-style="normal" fo:font-weight="normal" officeooo:rsid="002e9092" style:font-name-asian="Times New Roman1" style:font-weight-asian="normal" style:font-name-complex="Times New Roman1" style:font-weight-complex="normal"/>
    </style:style>
    <style:style style:name="T19" style:family="text">
      <style:text-properties fo:color="#406080" fo:language="en" fo:country="US" style:font-name-asian="Times New Roman1" style:font-name-complex="Times New Roman1"/>
    </style:style>
    <style:style style:name="T20" style:family="text">
      <style:text-properties fo:color="#406080" fo:language="en" fo:country="US" officeooo:rsid="002e9092" style:font-name-asian="Times New Roman1" style:font-name-complex="Times New Roman1"/>
    </style:style>
    <style:style style:name="T21" style:family="text">
      <style:text-properties officeooo:rsid="000a4713"/>
    </style:style>
    <style:style style:name="T22" style:family="text">
      <style:text-properties fo:font-variant="normal" fo:text-transform="none" fo:color="#000000" fo:letter-spacing="normal" fo:font-style="normal" fo:font-weight="normal" officeooo:rsid="0021db71"/>
    </style:style>
    <style:style style:name="T23" style:family="text">
      <style:text-properties fo:font-variant="normal" fo:text-transform="none" fo:color="#000000" fo:letter-spacing="normal" fo:font-style="normal" fo:font-weight="normal" officeooo:rsid="002cc9b3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bold" officeooo:rsid="002e9092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officeooo:rsid="002e9092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2e9092" style:font-name-asian="Times New Roman1" style:font-size-asian="13pt" style:font-weight-asian="normal" style:font-name-complex="Times New Roman1" style:font-size-complex="13pt" style:font-weight-complex="normal"/>
    </style:style>
    <style:style style:name="T27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style:font-name-asian="Times New Roman1" style:font-size-asian="13pt" style:font-weight-asian="normal" style:font-name-complex="Times New Roman1" style:font-size-complex="13pt" style:font-weight-complex="normal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color="#603000" fo:letter-spacing="normal" fo:font-style="normal" fo:font-weight="normal"/>
    </style:style>
    <style:style style:name="T30" style:family="text">
      <style:text-properties fo:font-variant="normal" fo:text-transform="none" fo:color="#808030" fo:letter-spacing="normal" fo:font-style="normal" fo:font-weight="normal"/>
    </style:style>
    <style:style style:name="T31" style:family="text">
      <style:text-properties fo:font-variant="normal" fo:text-transform="none" fo:color="#800000" fo:letter-spacing="normal" fo:font-style="normal" fo:font-weight="normal"/>
    </style:style>
    <style:style style:name="T32" style:family="text">
      <style:text-properties fo:font-variant="normal" fo:text-transform="none" fo:color="#800000" fo:letter-spacing="normal" fo:font-style="normal" fo:font-weight="bold"/>
    </style:style>
    <style:style style:name="T33" style:family="text">
      <style:text-properties fo:font-variant="normal" fo:text-transform="none" fo:color="#007997" fo:letter-spacing="normal" fo:font-style="normal" fo:font-weight="normal"/>
    </style:style>
    <style:style style:name="T34" style:family="text">
      <style:text-properties fo:font-variant="normal" fo:text-transform="none" fo:color="#0f69ff" fo:letter-spacing="normal" fo:font-style="normal" fo:font-weight="normal"/>
    </style:style>
    <style:style style:name="T35" style:family="text">
      <style:text-properties fo:font-variant="normal" fo:text-transform="none" fo:color="#800080" fo:letter-spacing="normal" fo:font-style="normal" fo:font-weight="normal"/>
    </style:style>
    <style:style style:name="T36" style:family="text">
      <style:text-properties fo:font-style="normal" fo:font-weight="normal"/>
    </style:style>
    <style:style style:name="T37" style:family="text">
      <style:text-properties fo:color="#7f0055"/>
    </style:style>
    <style:style style:name="T38" style:family="text">
      <style:text-properties fo:color="#7f0055" fo:language="en" fo:country="US" style:font-weight-asian="normal" style:font-weight-complex="normal"/>
    </style:style>
    <style:style style:name="T39" style:family="text">
      <style:text-properties fo:color="#2a00ff"/>
    </style:style>
    <style:style style:name="T40" style:family="text">
      <style:text-properties fo:color="#2a00ff" fo:language="en" fo:country="US" style:font-weight-asian="normal" style:font-weight-complex="normal"/>
    </style:style>
    <style:style style:name="T41" style:family="text">
      <style:text-properties fo:color="#2a00ff" officeooo:rsid="002cc9b3"/>
    </style:style>
    <style:style style:name="T42" style:family="text">
      <style:text-properties fo:color="#3f3fbf"/>
    </style:style>
    <style:style style:name="T43" style:family="text">
      <style:text-properties fo:color="#3f3fbf" fo:language="en" fo:country="US" style:font-weight-asian="normal" style:font-weight-complex="normal"/>
    </style:style>
    <style:style style:name="T44" style:family="text">
      <style:text-properties officeooo:rsid="002cc9b3"/>
    </style:style>
    <style:style style:name="T45" style:family="text">
      <style:text-properties fo:color="#800000" fo:font-weight="bold"/>
    </style:style>
    <style:style style:name="T46" style:family="text">
      <style:text-properties fo:color="#800000" fo:font-style="normal" fo:font-weight="bold"/>
    </style:style>
    <style:style style:name="T47" style:family="text">
      <style:text-properties fo:color="#800000" fo:font-style="normal" fo:font-weight="normal"/>
    </style:style>
    <style:style style:name="T48" style:family="text">
      <style:text-properties fo:color="#800000" fo:language="en" fo:country="US" fo:font-style="normal" fo:font-weight="bold" officeooo:rsid="002e9092" style:font-name-asian="Times New Roman1" style:font-weight-asian="normal" style:font-name-complex="Times New Roman1" style:font-weight-complex="normal"/>
    </style:style>
    <style:style style:name="T49" style:family="text">
      <style:text-properties fo:color="#808030"/>
    </style:style>
    <style:style style:name="T50" style:family="text">
      <style:text-properties fo:color="#808030" fo:font-style="normal" fo:font-weight="normal"/>
    </style:style>
    <style:style style:name="T51" style:family="text">
      <style:text-properties fo:color="#808030" fo:language="en" fo:country="US" fo:font-style="normal" fo:font-weight="normal" officeooo:rsid="002e9092" style:font-name-asian="Times New Roman1" style:font-weight-asian="normal" style:font-name-complex="Times New Roman1" style:font-weight-complex="normal"/>
    </style:style>
    <style:style style:name="T52" style:family="text">
      <style:text-properties fo:color="#800080"/>
    </style:style>
    <style:style style:name="T53" style:family="text">
      <style:text-properties fo:color="#800080" fo:font-style="normal" fo:font-weight="normal"/>
    </style:style>
    <style:style style:name="T54" style:family="text">
      <style:text-properties fo:color="#603000"/>
    </style:style>
    <style:style style:name="T55" style:family="text">
      <style:text-properties fo:color="#603000" fo:font-style="normal" fo:font-weight="normal"/>
    </style:style>
    <style:style style:name="T56" style:family="text">
      <style:text-properties fo:color="#008c00" fo:font-style="normal" fo:font-weight="normal"/>
    </style:style>
    <style:style style:name="T57" style:family="text">
      <style:text-properties fo:color="#007997" fo:font-style="normal" fo:font-weight="normal"/>
    </style:style>
    <style:style style:name="T58" style:family="text">
      <style:text-properties fo:color="#0000e6" fo:font-style="normal" fo:font-weight="normal"/>
    </style:style>
    <style:style style:name="T59" style:family="text">
      <style:text-properties fo:color="#0f69ff" fo:font-style="normal" fo:font-weight="normal"/>
    </style:style>
    <style:style style:name="T60" style:family="text">
      <style:text-properties officeooo:rsid="0031eddc"/>
    </style:style>
    <style:style style:name="T61" style:family="text">
      <style:text-properties officeooo:rsid="0034e2a9"/>
    </style:style>
    <style:style style:name="T62" style:family="text">
      <style:text-properties style:font-size-asian="13pt" style:font-size-complex="13pt"/>
    </style:style>
    <style:style style:name="T63" style:family="text">
      <style:text-properties officeooo:rsid="0034e2a9" style:font-size-asian="13pt" style:font-size-complex="13pt"/>
    </style:style>
    <style:style style:name="T64" style:family="text">
      <style:text-properties officeooo:rsid="0036d5c5" style:font-size-asian="13pt" style:font-size-complex="13pt"/>
    </style:style>
    <style:style style:name="T65" style:family="text">
      <style:text-properties officeooo:rsid="0035e83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0802725661050369" text:style-name="WWNum1">
        <text:list-item>
          <text:list>
            <text:list-item>
              <text:h text:style-name="P62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47">САНКТ-ПЕТЕРБУРГСКИЙ ГОСУДАРСТВЕННЫЙ</text:p>
      <text:p text:style-name="P48">ЭЛЕКТРОТЕХНИЧЕСКИЙ УНИВЕРСИТЕТ</text:p>
      <text:p text:style-name="P49">«ЛЭТИ» ИМ. В.И. УЛЬЯНОВА (ЛЕНИНА)</text:p>
      <text:p text:style-name="P22">Кафедра МОЭВМ</text:p>
      <text:p text:style-name="P23"><text:s/></text:p>
      <text:p text:style-name="P27"><text:s/></text:p>
      <text:p text:style-name="P24"><text:s/></text:p>
      <text:p text:style-name="P25"><text:s/></text:p>
      <text:list xml:id="list182514487237542" text:continue-numbering="true" text:style-name="WWNum1">
        <text:list-item>
          <text:list>
            <text:list-item>
              <text:h text:style-name="P63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66"><text:span text:style-name="T1"><text:s/>по лабораторной работе</text:span><text:span text:style-name="T4"> </text:span>№<text:span text:style-name="T65">1</text:span><text:span text:style-name="T1"> по дисциплине</text:span></text:p>
      <text:p text:style-name="P67"><text:span text:style-name="T1">«</text:span><text:span text:style-name="T3">Алгоритмы и структуры данных</text:span><text:span text:style-name="T1">»</text:span></text:p>
      <text:list xml:id="list182513594098369" text:continue-numbering="true" text:style-name="WWNum1">
        <text:list-item>
          <text:list>
            <text:list-item>
              <text:h text:style-name="P64" text:outline-level="2"><text:bookmark-start text:name="_Toc495122335"/><text:bookmark-start text:name="__RefHeading___Toc2043_692322312"/><text:span text:style-name="T62">ТЕМА:</text:span><text:bookmark-end text:name="_Toc495122335"/><text:span text:style-name="T62"> </text:span><text:span text:style-name="T64">Рекурсия</text:span><text:bookmark-end text:name="__RefHeading___Toc2043_692322312"/></text:h>
            </text:list-item>
            <text:list-item>
              <text:h text:style-name="P65" text:outline-level="2"/>
            </text:list-item>
          </text:list>
        </text:list-item>
      </text:list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44">7</text:span>30<text:span text:style-name="T44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8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29"><text:s/></text:p>
          </table:table-cell>
          <table:table-cell table:style-name="Таблица1.A2" office:value-type="string">
            <text:p text:style-name="P30"><text:span text:style-name="T65">Болтрашевич</text:span> Т.А.</text:p>
          </table:table-cell>
        </table:table-row>
      </table:table>
      <text:p text:style-name="P24"/>
      <text:p text:style-name="P31">Санкт-Петербург</text:p>
      <text:p text:style-name="P32">201<text:span text:style-name="T61">8</text:span></text:p>
      <text:p text:style-name="P33"/>
      <text:p text:style-name="P3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4"><text:a xlink:type="simple" xlink:href="#__RefHeading___Toc1709_692322312" text:style-name="Index_20_Link" text:visited-style-name="Index_20_Link">Цель работы<text:tab/>3</text:a></text:p>
          <text:p text:style-name="P34"><text:a xlink:type="simple" xlink:href="#__RefHeading___Toc1711_692322312" text:style-name="Index_20_Link" text:visited-style-name="Index_20_Link">Ход работы<text:tab/>4</text:a></text:p>
          <text:p text:style-name="P34"><text:a xlink:type="simple" xlink:href="#__RefHeading___Toc1715_692322312" text:style-name="Index_20_Link" text:visited-style-name="Index_20_Link"><text:s text:c="2"/>Директивы препроцессора<text:tab/>4</text:a></text:p>
          <text:p text:style-name="P34"><text:a xlink:type="simple" xlink:href="#__RefHeading___Toc1717_692322312" text:style-name="Index_20_Link" text:visited-style-name="Index_20_Link"><text:s text:c="2"/>Определение структуры<text:tab/>4</text:a></text:p>
          <text:p text:style-name="P34"><text:s text:c="2"/><text:a xlink:type="simple" xlink:href="#__RefHeading___Toc1719_692322312" text:style-name="Index_20_Link" text:visited-style-name="Index_20_Link">createMusicalComposition</text:a><text:a xlink:type="simple" xlink:href="#__RefHeading___Toc1719_692322312" text:style-name="Index_20_Link" text:visited-style-name="Index_20_Link"><text:tab/>5</text:a></text:p>
          <text:p text:style-name="P34"><text:s text:c="2"/><text:a xlink:type="simple" xlink:href="#__RefHeading___Toc1721_692322312" text:style-name="Index_20_Link" text:visited-style-name="Index_20_Link">createMusicalCompositionList</text:a><text:a xlink:type="simple" xlink:href="#__RefHeading___Toc1721_692322312" text:style-name="Index_20_Link" text:visited-style-name="Index_20_Link"><text:tab/>5</text:a></text:p>
          <text:p text:style-name="P34"><text:a xlink:type="simple" xlink:href="#__RefHeading___Toc1723_692322312" text:style-name="Index_20_Link" text:visited-style-name="Index_20_Link"><text:s text:c="2"/>push<text:tab/>6</text:a></text:p>
          <text:p text:style-name="P34"><text:s text:c="2"/><text:a xlink:type="simple" xlink:href="#__RefHeading___Toc1725_692322312" text:style-name="Index_20_Link" text:visited-style-name="Index_20_Link">removeEl<text:tab/>6</text:a></text:p>
          <text:p text:style-name="P34"><text:a xlink:type="simple" xlink:href="#__RefHeading___Toc1727_692322312" text:style-name="Index_20_Link" text:visited-style-name="Index_20_Link"><text:s text:c="2"/>count<text:tab/>7</text:a></text:p>
          <text:p text:style-name="P34"><text:s text:c="2"/><text:a xlink:type="simple" xlink:href="#__RefHeading___Toc2045_692322312" text:style-name="Index_20_Link" text:visited-style-name="Index_20_Link">print_names<text:tab/>7</text:a></text:p>
          <text:p text:style-name="P34"><text:a xlink:type="simple" xlink:href="#__RefHeading___Toc1731_692322312" text:style-name="Index_20_Link" text:visited-style-name="Index_20_Link">Вывод<text:tab/>8</text:a></text:p>
        </text:index-body>
      </text:table-of-content>
      <text:p text:style-name="P5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19"/>
      <text:p text:style-name="P19"/>
      <text:p text:style-name="P19"><text:soft-page-break/></text:p>
      <text:h text:style-name="P51" text:outline-level="1"><text:bookmark-start text:name="__RefHeading___Toc1709_692322312"/><text:bookmark-start text:name="_Toc495122336"/>Цель работы<text:bookmark-end text:name="__RefHeading___Toc1709_692322312"/><text:bookmark-end text:name="_Toc495122336"/></text:h>
      <text:p text:style-name="P15"/>
      <text:p text:style-name="P21"><text:span text:style-name="Source_20_Text"><text:span text:style-name="T12">Задана иерархия папок и файлов по следующим правилам:</text:span></text:span></text:p>
      <text:list xml:id="list8107096654985909495" text:style-name="L1">
        <text:list-item>
          <text:p text:style-name="P60">название папок может быть только "add" или "mul"</text:p>
        </text:list-item>
        <text:list-item>
          <text:p text:style-name="P60">В папках могут находиться другие вложенные папки и/или текстовые файлы</text:p>
        </text:list-item>
        <text:list-item>
          <text:p text:style-name="P60">Текстовые файлы имеют произвольное имя с расширением .txt</text:p>
        </text:list-item>
        <text:list-item>
          <text:p text:style-name="P60">Содержимое текстовых файлов представляет собой строку, в которой через пробел записано некоторое количество целых чисел</text:p>
        </text:list-item>
      </text:list>
      <text:p text:style-name="P5">Требуется написать программу, которая, запускается в корневой директории, содержащей одну папку с именем "add" или "mul" и вычисляет и выводит на экран результат выражения состоящего из чисел в поддиректориях по следующим правилам:</text:p>
      <text:list xml:id="list836484092590452274" text:style-name="L2">
        <text:list-item>
          <text:p text:style-name="P61">Если в папке находится один или несколько текстовых файлов, то математическая операция определяемая названием папки (add = сложение, mul = умножение) применяется ко всем числам всех файлов в этой папке</text:p>
        </text:list-item>
        <text:list-item>
          <text:p text:style-name="P61">Если в папке находится еще одна или несколько папок, то сначала вычисляются значения выражений, определяемые ими, а после используются уже эти значения</text:p>
        </text:list-item>
      </text:list>
      <text:p text:style-name="P21"><text:span text:style-name="Source_20_Text"><text:span text:style-name="T6"/></text:span></text:p>
      <text:h text:style-name="Heading_20_1" text:outline-level="1"><text:bookmark-start text:name="__RefHeading___Toc1711_692322312"/><text:bookmark-start text:name="_Toc495122337"/><text:span text:style-name="Source_20_Text"><text:span text:style-name="T5">Ход</text:span></text:span><text:span text:style-name="Source_20_Text"><text:span text:style-name="T7"> </text:span></text:span><text:span text:style-name="Source_20_Text"><text:span text:style-name="T5">работы</text:span></text:span><text:bookmark-end text:name="__RefHeading___Toc1711_692322312"/><text:bookmark-end text:name="_Toc495122337"/></text:h>
      <text:h text:style-name="Heading_20_1" text:outline-level="1"><text:bookmark-start text:name="__RefHeading___Toc1715_692322312"/><text:span text:style-name="T14"><text:s/>· </text:span><text:span text:style-name="T8">Директивы препроцессор</text:span><text:span text:style-name="T9">а</text:span><text:bookmark-end text:name="__RefHeading___Toc1715_692322312"/></text:h>
      <text:p text:style-name="P16"><draw:line text:anchor-type="paragraph" draw:z-index="0" draw:name="Фигура1" draw:style-name="gr1" draw:text-style-name="P68" svg:x1="-2.328cm" svg:y1="0.407cm" svg:x2="19.475cm" svg:y2="0.245cm"><text:p/></draw:line></text:p>
      <text:p text:style-name="P7"><text:span text:style-name="T38">#include </text:span><text:span text:style-name="T40">&lt;</text:span><text:span text:style-name="T43">stdio.h</text:span><text:span text:style-name="T40">&gt;</text:span></text:p>
      <text:p text:style-name="P35"><text:span text:style-name="T37">#include </text:span><text:span text:style-name="T39">&lt;</text:span><text:span text:style-name="T42">stdlib.h</text:span><text:span text:style-name="T39">&gt;</text:span></text:p>
      <text:p text:style-name="P37"><text:span text:style-name="T37">#include </text:span><text:span text:style-name="T39">&lt;</text:span><text:span text:style-name="T41">time.</text:span><text:span text:style-name="T42">h</text:span><text:span text:style-name="T39">&gt;</text:span></text:p>
      <text:p text:style-name="P44">#define SIZE</text:p>
      <text:p text:style-name="P43"/>
      <text:p text:style-name="P10"><draw:line text:anchor-type="paragraph" draw:z-index="1" draw:name="Фигура2" draw:style-name="gr2" draw:text-style-name="P68" svg:x1="-2.466cm" svg:y1="-0.009cm" svg:x2="19.004cm" svg:y2="-0.009cm"><text:p/></draw:line></text:p>
      <text:p text:style-name="P17"><text:span text:style-name="T21">Подключаются соответствующие библиотеки для использования функций: </text:span><text:span text:style-name="T22">работы со </text:span><text:span text:style-name="T23">временем</text:span><text:span text:style-name="T22">, динамической памятью и стандартным вводом-выводом. </text:span><text:span text:style-name="T23">Определяется макрос SIZE — размер входного массива.</text:span></text:p>
      <text:h text:style-name="Heading_20_1" text:outline-level="1"><text:bookmark-start text:name="__RefHeading___Toc1717_692322312"/><text:span text:style-name="T1"><text:s/></text:span><text:span text:style-name="T2">· </text:span><text:span text:style-name="T11">Компаратор</text:span><text:bookmark-end text:name="__RefHeading___Toc1717_692322312"/></text:h>
      <text:p text:style-name="P12"><draw:line text:anchor-type="paragraph" draw:z-index="2" draw:name="Фигура2" draw:style-name="gr3" draw:text-style-name="P68" svg:x1="-2.242cm" svg:y1="0.208cm" svg:x2="19.475cm" svg:y2="0.208cm"><text:p/></draw:line></text:p>
      <text:p text:style-name="P39"><text:span text:style-name="T48">int</text:span><text:span text:style-name="T18"> compare</text:span><text:span text:style-name="T51">(</text:span><text:span text:style-name="T48">const</text:span><text:span text:style-name="T18"> </text:span><text:span text:style-name="T48">void</text:span><text:span text:style-name="T51">*</text:span><text:span text:style-name="T18"> l</text:span><text:span text:style-name="T51">, </text:span><text:span text:style-name="T46">const</text:span><text:span text:style-name="T36"> </text:span><text:span text:style-name="T46">void</text:span><text:span text:style-name="T50">*</text:span><text:span text:style-name="T36"> r</text:span><text:span text:style-name="T50">)</text:span><text:span text:style-name="T36"> </text:span><text:span text:style-name="T53">{</text:span></text:p>
      <text:p text:style-name="P38"><text:s text:c="4"/><text:span text:style-name="T46">return</text:span><text:span text:style-name="T36"> </text:span><text:span text:style-name="T50">(*(</text:span><text:span text:style-name="T46">int</text:span><text:span text:style-name="T50">*)</text:span><text:span text:style-name="T36">l </text:span><text:span text:style-name="T50">-</text:span><text:span text:style-name="T36"> </text:span><text:span text:style-name="T50">*(</text:span><text:span text:style-name="T46">int</text:span><text:span text:style-name="T50">*)</text:span><text:span text:style-name="T36">r</text:span><text:span text:style-name="T50">)</text:span><text:span text:style-name="T53">;</text:span></text:p>
      <text:p text:style-name="P58">}</text:p>
      <text:p text:style-name="P54"><draw:line text:anchor-type="paragraph" draw:z-index="3" draw:name="Фигура2" draw:style-name="gr4" draw:text-style-name="P68" svg:x1="-2.291cm" svg:y1="-0.058cm" svg:x2="19.094cm" svg:y2="-0.058cm"><text:p/></draw:line><text:span text:style-name="T20">l</text:span><text:span text:style-name="T19"> –</text:span><text:span text:style-name="T15"> </text:span><text:span text:style-name="T17">левый операнд</text:span><text:span text:style-name="T16">.</text:span></text:p>
      <text:p text:style-name="P55"><text:span text:style-name="T26">r</text:span><text:span text:style-name="T27"> – </text:span><text:span text:style-name="T26">правый операнд</text:span><text:span text:style-name="T27">.<text:line-break/> <text:tab/></text:span><text:span text:style-name="T26">Так как данный компартор будет прнимать числа, то его реализация была упрощена. Функция возвращает разность между двумя значениями, в соответсвиие с тем, как работают компароторы в язые С.</text:span></text:p>
      <text:h text:style-name="P52" text:outline-level="1"><text:bookmark-start text:name="__RefHeading___Toc1719_692322312"/><text:span text:style-name="T2">· </text:span><text:span text:style-name="T24">Запись входных данных</text:span><text:bookmark-end text:name="__RefHeading___Toc1719_692322312"/></text:h>
      <text:p text:style-name="P14"><draw:line text:anchor-type="paragraph" draw:z-index="4" draw:name="Фигура2" draw:style-name="gr5" draw:text-style-name="P68" svg:x1="-1.466cm" svg:y1="0.351cm" svg:x2="19.493cm" svg:y2="0.351cm"><text:p/></draw:line></text:p>
      <text:p text:style-name="P42"><text:soft-page-break/><text:span text:style-name="T45">int</text:span> arr<text:span text:style-name="T49">[</text:span><text:span text:style-name="T54">SIZE</text:span><text:span text:style-name="T49">]</text:span><text:span text:style-name="T52">;</text:span></text:p>
      <text:p text:style-name="P38"><text:s text:c="4"/><text:span text:style-name="T46">for</text:span><text:span text:style-name="T36"> </text:span><text:span text:style-name="T50">(</text:span><text:span text:style-name="T46">int</text:span><text:span text:style-name="T36"> i </text:span><text:span text:style-name="T50">=</text:span><text:span text:style-name="T36"> </text:span><text:span text:style-name="T56">0</text:span><text:span text:style-name="T53">;</text:span><text:span text:style-name="T36"> i </text:span><text:span text:style-name="T50">!=</text:span><text:span text:style-name="T36"> </text:span><text:span text:style-name="T55">SIZE</text:span><text:span text:style-name="T36"> </text:span><text:span text:style-name="T50">-</text:span><text:span text:style-name="T36"> </text:span><text:span text:style-name="T56">1</text:span><text:span text:style-name="T53">;</text:span><text:span text:style-name="T36"> </text:span><text:span text:style-name="T50">++</text:span><text:span text:style-name="T36">i</text:span><text:span text:style-name="T50">)</text:span><text:span text:style-name="T36"> </text:span><text:span text:style-name="T53">{</text:span></text:p>
      <text:p text:style-name="P38"><text:s text:c="8"/><text:span text:style-name="T55">scanf</text:span><text:span text:style-name="T50">(</text:span><text:span text:style-name="T47">"</text:span><text:span text:style-name="T57">%d</text:span><text:span text:style-name="T58"> </text:span><text:span text:style-name="T47">"</text:span><text:span text:style-name="T50">,</text:span><text:span text:style-name="T36"> </text:span><text:span text:style-name="T50">&amp;</text:span><text:span text:style-name="T36"> arr</text:span><text:span text:style-name="T50">[</text:span><text:span text:style-name="T36">i</text:span><text:span text:style-name="T50">])</text:span><text:span text:style-name="T53">;</text:span></text:p>
      <text:p text:style-name="P59"><text:s text:c="4"/><text:span text:style-name="T53">}</text:span><text:span text:style-name="T36"> </text:span><text:span text:style-name="T55">scanf</text:span><text:span text:style-name="T50">(</text:span><text:span text:style-name="T47">"</text:span><text:span text:style-name="T57">%d</text:span><text:span text:style-name="T47">"</text:span><text:span text:style-name="T50">,</text:span><text:span text:style-name="T36"> </text:span><text:span text:style-name="T50">&amp;</text:span><text:span text:style-name="T36"> arr</text:span><text:span text:style-name="T50">[</text:span><text:span text:style-name="T55">SIZE</text:span><text:span text:style-name="T36"> </text:span><text:span text:style-name="T50">-</text:span><text:span text:style-name="T36"> </text:span><text:span text:style-name="T56">1</text:span><text:span text:style-name="T50">])</text:span><text:span text:style-name="T53">;</text:span></text:p>
      <text:p text:style-name="P8"><draw:line text:anchor-type="paragraph" draw:z-index="5" draw:name="Фигура2" draw:style-name="gr2" draw:text-style-name="P68" svg:x1="-2.577cm" svg:y1="-0.002cm" svg:x2="19.475cm" svg:y2="-0.002cm"><text:p/></draw:line></text:p>
      <text:p text:style-name="P13">Объявляется статический массив размера SIZE, элементы которого последовательно заполняются через scanf. Последняя строка требуется, потому что последнее число во входных данных не подходит под форматную строку в цикле (после последнего элемента нет пробела).</text:p>
      <text:h text:style-name="P52" text:outline-level="1"><text:bookmark-start text:name="__RefHeading___Toc1721_692322312"/><text:span text:style-name="T14">· </text:span><text:span text:style-name="T25">Бинарный поиск</text:span><text:bookmark-end text:name="__RefHeading___Toc1721_692322312"/></text:h>
      <text:p text:style-name="P16"><draw:line text:anchor-type="paragraph" draw:z-index="6" draw:name="Фигура2" draw:style-name="gr3" draw:text-style-name="P68" svg:x1="-2.175cm" svg:y1="0.305cm" svg:x2="19.912cm" svg:y2="0.305cm"><text:p/></draw:line></text:p>
      <text:p text:style-name="P40"><text:span text:style-name="T54">qsort</text:span><text:span text:style-name="T49">(</text:span>arr<text:span text:style-name="T49">,</text:span> <text:span text:style-name="T54">SIZE</text:span><text:span text:style-name="T49">,</text:span> <text:span text:style-name="T45">sizeof</text:span><text:span text:style-name="T49">(</text:span><text:span text:style-name="T45">int</text:span><text:span text:style-name="T49">),</text:span> compare<text:span text:style-name="T49">)</text:span><text:span text:style-name="T52">;</text:span></text:p>
      <text:p text:style-name="P46"/>
      <text:p text:style-name="P38"><text:span text:style-name="T55">clock_t</text:span><text:span text:style-name="T36"> t </text:span><text:span text:style-name="T50">=</text:span><text:span text:style-name="T36"> </text:span><text:span text:style-name="T55">clock</text:span><text:span text:style-name="T50">()</text:span><text:span text:style-name="T53">;</text:span></text:p>
      <text:p text:style-name="P46"/>
      <text:p text:style-name="P38"><text:span text:style-name="T46">int</text:span><text:span text:style-name="T36"> key </text:span><text:span text:style-name="T50">=</text:span><text:span text:style-name="T36"> </text:span><text:span text:style-name="T56">0</text:span><text:span text:style-name="T53">;</text:span></text:p>
      <text:p text:style-name="P38"><text:span text:style-name="T46">if</text:span><text:span text:style-name="T36"> </text:span><text:span text:style-name="T50">(</text:span><text:span text:style-name="T55">bsearch</text:span><text:span text:style-name="T50">(&amp;</text:span><text:span text:style-name="T36">key</text:span><text:span text:style-name="T50">,</text:span><text:span text:style-name="T36"> arr</text:span><text:span text:style-name="T50">,</text:span><text:span text:style-name="T36"> </text:span><text:span text:style-name="T55">SIZE</text:span><text:span text:style-name="T50">,</text:span><text:span text:style-name="T36"> </text:span><text:span text:style-name="T46">sizeof</text:span><text:span text:style-name="T50">(</text:span><text:span text:style-name="T46">int</text:span><text:span text:style-name="T50">),</text:span><text:span text:style-name="T36"> compare</text:span><text:span text:style-name="T50">))</text:span><text:span text:style-name="T36"> </text:span><text:span text:style-name="T53">{</text:span></text:p>
      <text:p text:style-name="P38"><text:s text:c="4"/><text:span text:style-name="T55">printf</text:span><text:span text:style-name="T50">(</text:span><text:span text:style-name="T47">"</text:span><text:span text:style-name="T58">exists</text:span><text:span text:style-name="T59">\n</text:span><text:span text:style-name="T47">"</text:span><text:span text:style-name="T50">)</text:span><text:span text:style-name="T53">;</text:span></text:p>
      <text:p text:style-name="P38"><text:span text:style-name="T53">}</text:span><text:span text:style-name="T36"> </text:span><text:span text:style-name="T46">else</text:span><text:span text:style-name="T36"> </text:span><text:span text:style-name="T53">{</text:span></text:p>
      <text:p text:style-name="P38"><text:s text:c="4"/><text:span text:style-name="T55">printf</text:span><text:span text:style-name="T50">(</text:span><text:span text:style-name="T47">"</text:span><text:span text:style-name="T58">doesn't exist</text:span><text:span text:style-name="T59">\n</text:span><text:span text:style-name="T47">"</text:span><text:span text:style-name="T50">)</text:span><text:span text:style-name="T53">;</text:span></text:p>
      <text:p text:style-name="P45">}</text:p>
      <text:p text:style-name="P46"/>
      <text:p text:style-name="P38"><text:span text:style-name="T36">t </text:span><text:span text:style-name="T50">=</text:span><text:span text:style-name="T36"> </text:span><text:span text:style-name="T55">clock</text:span><text:span text:style-name="T50">()</text:span><text:span text:style-name="T36"> </text:span><text:span text:style-name="T50">-</text:span><text:span text:style-name="T36"> t</text:span><text:span text:style-name="T53">;</text:span></text:p>
      <text:p text:style-name="P57"><text:span text:style-name="T29">printf</text:span><text:span text:style-name="T30">(</text:span><text:span text:style-name="T31">"</text:span><text:span text:style-name="T33">%f</text:span><text:span text:style-name="T34">\n</text:span><text:span text:style-name="T31">"</text:span><text:span text:style-name="T30">,</text:span><text:span text:style-name="T28"> </text:span><text:span text:style-name="T30">(</text:span><text:span text:style-name="T32">float</text:span><text:span text:style-name="T30">)</text:span><text:span text:style-name="T28">t </text:span><text:span text:style-name="T30">/</text:span><text:span text:style-name="T28"> CLOCKS_PER_SEC</text:span><text:span text:style-name="T30">)</text:span><text:span text:style-name="T35">;</text:span></text:p>
      <text:p text:style-name="P11"><draw:line text:anchor-type="paragraph" draw:z-index="7" draw:name="Фигура2" draw:style-name="gr6" draw:text-style-name="P68" svg:x1="-1.492cm" svg:y1="-0.249cm" svg:x2="19.467cm" svg:y2="-0.249cm"><text:p/></draw:line><text:tab/>Так как бинарный поиск работает на отсортированном массиве, массив сортируется. Далее идет инициализиация пременно t типа clock_t (в дальнейшем с ее помощью будет определено время, за которое был выполнен поиск).</text:p>
      <text:p text:style-name="P11"><text:tab/>Осуществляем бинарный поиск с помощью соответствующей функции стандартной библиотеки (ищется key: 0). В случае успешного или неуспешного поиска выводятся соответствующие сообщения. </text:p>
      <text:p text:style-name="P11"><text:tab/>Далее с помощью функции clock определяем количество тактов, с начала программы и до конца бинарного поиска. С помощью константы CLOCKS_PER_SEC вычисляем время в секундах, прошешее с начала запуска бинарного поиска.</text:p>
      <text:h text:style-name="P50" text:outline-level="1"><text:bookmark-start text:name="__RefHeading___Toc1723_692322312"/><text:s/><text:span text:style-name="T14">·</text:span><text:span text:style-name="T13"> </text:span><text:span text:style-name="T10">Линейный поиск</text:span><text:bookmark-end text:name="__RefHeading___Toc1723_692322312"/></text:h>
      <text:p text:style-name="P16"><draw:line text:anchor-type="paragraph" draw:z-index="8" draw:name="Фигура2" draw:style-name="gr2" draw:text-style-name="P68" svg:x1="-2.034cm" svg:y1="0.303cm" svg:x2="19.701cm" svg:y2="0.409cm"><text:p/></draw:line></text:p>
      <text:p text:style-name="P41">t <text:span text:style-name="T49">=</text:span> <text:span text:style-name="T54">clock</text:span><text:span text:style-name="T49">()</text:span><text:span text:style-name="T52">;</text:span></text:p>
      <text:p text:style-name="P46"/>
      <text:p text:style-name="P38"><text:span text:style-name="T46">int</text:span><text:span text:style-name="T36"> i</text:span><text:span text:style-name="T53">;</text:span></text:p>
      <text:p text:style-name="P38"><text:span text:style-name="T46">for</text:span><text:span text:style-name="T36"> </text:span><text:span text:style-name="T50">(</text:span><text:span text:style-name="T36">i </text:span><text:span text:style-name="T50">=</text:span><text:span text:style-name="T36"> </text:span><text:span text:style-name="T56">0</text:span><text:span text:style-name="T53">;</text:span><text:span text:style-name="T36"> i </text:span><text:span text:style-name="T50">!=</text:span><text:span text:style-name="T36"> </text:span><text:span text:style-name="T55">SIZE</text:span><text:span text:style-name="T53">;</text:span><text:span text:style-name="T36"> </text:span><text:span text:style-name="T50">++</text:span><text:span text:style-name="T36">i</text:span><text:span text:style-name="T50">)</text:span><text:span text:style-name="T36"> </text:span><text:span text:style-name="T53">{</text:span></text:p>
      <text:p text:style-name="P38"><text:s text:c="4"/><text:span text:style-name="T46">if</text:span><text:span text:style-name="T36"> </text:span><text:span text:style-name="T50">(</text:span><text:span text:style-name="T36">arr</text:span><text:span text:style-name="T50">[</text:span><text:span text:style-name="T36">i</text:span><text:span text:style-name="T50">]</text:span><text:span text:style-name="T36"> </text:span><text:span text:style-name="T50">==</text:span><text:span text:style-name="T36"> </text:span><text:span text:style-name="T56">0</text:span><text:span text:style-name="T50">)</text:span><text:span text:style-name="T36"> </text:span><text:span text:style-name="T53">{</text:span></text:p>
      <text:p text:style-name="P38"><text:s text:c="8"/><text:span text:style-name="T55">printf</text:span><text:span text:style-name="T50">(</text:span><text:span text:style-name="T47">"</text:span><text:span text:style-name="T58">exists</text:span><text:span text:style-name="T59">\n</text:span><text:span text:style-name="T47">"</text:span><text:span text:style-name="T50">)</text:span><text:span text:style-name="T53">;</text:span></text:p>
      <text:p text:style-name="P38"><text:soft-page-break/><text:s text:c="8"/><text:span text:style-name="T46">break</text:span><text:span text:style-name="T53">;</text:span></text:p>
      <text:p text:style-name="P38"><text:s text:c="4"/><text:span text:style-name="T53">}</text:span></text:p>
      <text:p text:style-name="P45">}</text:p>
      <text:p text:style-name="P46"/>
      <text:p text:style-name="P38"><text:span text:style-name="T46">if</text:span><text:span text:style-name="T36"> </text:span><text:span text:style-name="T50">(</text:span><text:span text:style-name="T36">i </text:span><text:span text:style-name="T50">==</text:span><text:span text:style-name="T36"> </text:span><text:span text:style-name="T55">SIZE</text:span><text:span text:style-name="T50">)</text:span><text:span text:style-name="T36"> </text:span><text:span text:style-name="T53">{</text:span></text:p>
      <text:p text:style-name="P38"><text:s text:c="4"/><text:span text:style-name="T55">printf</text:span><text:span text:style-name="T50">(</text:span><text:span text:style-name="T47">"</text:span><text:span text:style-name="T58">doesn't exist</text:span><text:span text:style-name="T59">\n</text:span><text:span text:style-name="T47">"</text:span><text:span text:style-name="T50">)</text:span><text:span text:style-name="T53">;</text:span></text:p>
      <text:p text:style-name="P45">}</text:p>
      <text:p text:style-name="P46"/>
      <text:p text:style-name="P38"><text:span text:style-name="T36">t </text:span><text:span text:style-name="T50">=</text:span><text:span text:style-name="T36"> </text:span><text:span text:style-name="T55">clock</text:span><text:span text:style-name="T50">()</text:span><text:span text:style-name="T36"> </text:span><text:span text:style-name="T50">-</text:span><text:span text:style-name="T36"> t</text:span><text:span text:style-name="T53">;</text:span></text:p>
      <text:p text:style-name="P59"><text:span text:style-name="T55">printf</text:span><text:span text:style-name="T50">(</text:span><text:span text:style-name="T47">"</text:span><text:span text:style-name="T57">%f</text:span><text:span text:style-name="T59">\n</text:span><text:span text:style-name="T47">"</text:span><text:span text:style-name="T50">,</text:span><text:span text:style-name="T36"> </text:span><text:span text:style-name="T50">(</text:span><text:span text:style-name="T46">float</text:span><text:span text:style-name="T50">)</text:span><text:span text:style-name="T36">t </text:span><text:span text:style-name="T50">/</text:span><text:span text:style-name="T36"> CLOCKS_PER_SEC</text:span><text:span text:style-name="T50">)</text:span><text:span text:style-name="T53">;</text:span></text:p>
      <text:p text:style-name="P9"><draw:line text:anchor-type="paragraph" draw:z-index="9" draw:name="Фигура2" draw:style-name="gr4" draw:text-style-name="P68" svg:x1="-4.724cm" svg:y1="0.039cm" svg:x2="17.875cm" svg:y2="0.039cm"><text:p/></draw:line></text:p>
      <text:p text:style-name="P20">Время работы вычисляется аналогично предыдущему пункту.</text:p>
      <text:p text:style-name="P20">Объявляется переменная i типа int — счетчик в цикле. Переменная нужна для того, что в случае, если элемент не был найден это можно было бы определить по тому, что счетчик должен находится за индексом последнего элемента. </text:p>
      <text:h text:style-name="P53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8">Была написана программа показывающая разность между временем выполнения линейного и бинарного поиска. При написании для сортировки, бинарного поиска и нахождения времени <text:span text:style-name="T60">были использованы только функции стандартной библиотеки. При компиляции и выполнении программы не возникает ошибок и предупреждений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28</meta:editing-cycles>
    <meta:print-date>2017-10-07T03:52:00</meta:print-date>
    <meta:creation-date>2017-10-07T03:53:00</meta:creation-date>
    <dc:date>2018-09-10T18:25:12.784861074</dc:date>
    <meta:editing-duration>PT1H43M23S</meta:editing-duration>
    <meta:generator>LibreOffice/5.1.6.2$Linux_X86_64 LibreOffice_project/10m0$Build-2</meta:generator>
    <meta:document-statistic meta:table-count="1" meta:image-count="0" meta:object-count="0" meta:page-count="5" meta:paragraph-count="93" meta:word-count="589" meta:character-count="4147" meta:non-whitespace-character-count="35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